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T2020 Style E" svg:font-family="'TT2020 Style E'" style:font-pitch="fixed"/>
    <style:font-face style:name="TT2020 Style E1" svg:font-family="'TT2020 Style E'" style:font-adornments="Regular" style:font-pitch="fixed"/>
  </office:font-face-decls>
  <office:automatic-styles>
    <style:style style:name="P1" style:family="paragraph" style:parent-style-name="Quotations" style:list-style-name="L1"/>
    <style:style style:name="P2" style:family="paragraph" style:parent-style-name="Quotations" style:list-style-name="L2"/>
    <style:style style:name="P3" style:family="paragraph" style:parent-style-name="Quotations" style:list-style-name="L3"/>
    <style:style style:name="P4" style:family="paragraph" style:parent-style-name="Quotations" style:list-style-name="L4"/>
    <style:style style:name="P5" style:family="paragraph" style:parent-style-name="Footer">
      <style:paragraph-properties fo:text-align="end" style:justify-single-word="false"/>
      <style:text-properties style:font-name="Liberation Serif" fo:language="en" fo:country="US"/>
    </style:style>
    <style:style style:name="P6" style:family="paragraph" style:parent-style-name="Header">
      <style:text-properties style:font-name="Liberation Serif" fo:language="en" fo:country="US" officeooo:rsid="00129eda" officeooo:paragraph-rsid="00129eda"/>
    </style:style>
    <style:style style:name="P7" style:family="paragraph" style:parent-style-name="Header">
      <style:text-properties style:font-name="Liberation Serif" fo:language="en" fo:country="US" officeooo:rsid="002bbbc5" officeooo:paragraph-rsid="002bbbc5"/>
    </style:style>
    <style:style style:name="P8" style:family="paragraph" style:parent-style-name="Text_20_body">
      <style:text-properties style:font-name="Liberation Serif"/>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fo:font-weight="bold" officeooo:rsid="0073511d" officeooo:paragraph-rsid="0073511d" style:font-weight-asian="bold" style:font-weight-complex="bold"/>
    </style:style>
    <style:style style:name="T1" style:family="text">
      <style:text-properties officeooo:rsid="002a4daa"/>
    </style:style>
    <style:style style:name="T2" style:family="text">
      <style:text-properties style:font-name="Liberation Serif"/>
    </style:style>
    <style:style style:name="T3" style:family="text">
      <style:text-properties style:font-name="Liberation Serif" officeooo:rsid="006ddef1"/>
    </style:style>
    <style:style style:name="T4" style:family="text">
      <style:text-properties style:font-name="Liberation Serif" officeooo:rsid="006f0338"/>
    </style:style>
    <style:style style:name="T5" style:family="text">
      <style:text-properties style:font-name="Liberation Serif" officeooo:rsid="00721321"/>
    </style:style>
    <style:style style:name="T6" style:family="text">
      <style:text-properties style:font-name="Liberation Serif" fo:font-size="10pt" style:font-size-asian="10pt" style:font-size-complex="10pt"/>
    </style:style>
    <style:style style:name="T7" style:family="text">
      <style:text-properties style:font-name="Liberation Serif" fo:font-size="10pt" officeooo:rsid="00721321" style:font-size-asian="10pt" style:font-size-complex="10pt"/>
    </style:style>
    <style:style style:name="T8" style:family="text">
      <style:text-properties style:font-name="Liberation Serif" officeooo:rsid="00732c5d"/>
    </style:style>
    <style:style style:name="T9" style:family="text">
      <style:text-properties officeooo:rsid="00721321"/>
    </style:style>
    <style:style style:name="T10" style:family="text">
      <style:text-properties officeooo:rsid="00732c5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2"><text:line-break/>Title: <text:line-break/>Time Dilation as a Force-Induced Effect on Electromagnetic Systems</text:span></text:span></text:p>
      <text:p text:style-name="Text_20_body"><text:span text:style-name="Strong_20_Emphasis"><text:span text:style-name="T2"><text:line-break/>Author:</text:span></text:span><text:span text:style-name="T2"><text:line-break/></text:span><text:span text:style-name="T3">Ville </text:span><text:span text:style-name="T4">M. </text:span><text:span text:style-name="T3">Suoranta</text:span></text:p>
      <text:p text:style-name="Text_20_body"><text:span text:style-name="Strong_20_Emphasis"><text:span text:style-name="T2"><text:line-break/>Abstract:</text:span></text:span><text:span text:style-name="T2"><text:line-break/>This article proposes a non-geometric interpretation of time dilation, viewing it not as a property of spacetime but as a real, physical consequence of forces acting on electromagnetic systems. Rather than relying on the concept of time as a fundamental dimension, this framework explains changes in clock behavior as the result of energy-state transitions under the influence of external forces. This perspective reinterprets well-known experiments — such as those involving moving clocks, gravity, and acceleration — through physical interactions, not relativistic geometry.</text:span></text:p>
      <text:p text:style-name="Text_20_body"><text:span text:style-name="Strong_20_Emphasis"><text:span text:style-name="T2"/></text:span></text:p>
      <text:p text:style-name="P10"><text:span text:style-name="T2">Introduction</text:span></text:p>
      <text:p text:style-name="Text_20_body"><text:span text:style-name="T2">The standard explanation of time dilation relies on the geometry of spacetime, where time is treated as a dimension that stretches or compresses depending on motion or gravitational potential. While this model fits observed data, it relies on abstract coordinates and assumes that time — and even space — are fundamental structures. However, these quantities are not directly observable. No person ever experiences "time" itself; we only perceive change, often tracked through oscillations in physical systems like electromagnetic clocks.</text:span></text:p>
      <text:p text:style-name="P8">This paper proposes a shift in thinking: that time is not fundamental, and that what we call “time dilation” is not a bending of a geometric fabric, but a dynamical response of physical systems to forces. In this framework, force — unlike time — is real, measurable, and directly felt. It is through force that systems change, and it is force that alters the energy conditions governing internal dynamics.</text:p>
      <text:p text:style-name="Text_20_body"><text:span text:style-name="T2">To illustrate this, some key experiments </text:span><text:span text:style-name="T8">are provided</text:span><text:span text:style-name="T2"> </text:span><text:span text:style-name="T5">as examples.</text:span></text:p>
      <text:p text:style-name="Quotations"><text:span text:style-name="Strong_20_Emphasis"><text:span text:style-name="T7"><text:line-break/>Example </text:span></text:span><text:span text:style-name="Strong_20_Emphasis"><text:span text:style-name="T6">1. Hafele–Keating Experiment (Airplane Clocks)</text:span></text:span></text:p>
      <text:p text:style-name="Quotations">In 1971, atomic clocks were flown around the world on commercial airplanes and compared to clocks left on the ground. The airborne clocks returned with slightly different readings, depending on direction and altitude.</text:p>
      <text:p text:style-name="Quotations">Standard interpretation: This is explained by combining special relativity (motion causes time dilation) and general relativity (higher altitude means less gravity, so time speeds up).</text:p>
      <text:p text:style-name="Quotations">Force-based interpretation: The airplane clock is not in free fall. It is lifted by aerodynamic force against gravity, held in a rotating frame, and constantly subjected to structural stress. Its internal electromagnetic oscillators are operating in a field-influenced environment, different from both orbit and stationary ground. The change in clock rate arises from real, physical forces acting on the system, which alter its energy state transitions. Time dilation, here, is the visible effect of those field-modifying forces on how the clock behaves.</text:p>
      <text:p text:style-name="Quotations"><text:span text:style-name="Strong_20_Emphasis"><text:span text:style-name="T7">Example </text:span></text:span><text:span text:style-name="Strong_20_Emphasis"><text:span text:style-name="T6">2. Muon Lifetime in Earth’s Atmosphere</text:span></text:span></text:p>
      <text:p text:style-name="Quotations">Muons created by cosmic rays in the upper atmosphere live far longer than their rest-frame lifetime allows — enough to reach detectors at Earth's surface.</text:p>
      <text:p text:style-name="Quotations">Standard interpretation: Time slows down for fast-moving muons due to special relativity.</text:p>
      <text:p text:style-name="Quotations">Force-based interpretation: These muons travel through a dense, varying magnetic and atmospheric environment. Their decay is governed by internal particle interactions. The net field conditions experienced in their high-speed motion could stabilize or inhibit internal transitions, effectively extending lifetime — not because "time runs slower," but because energy flow and force constraints on decay pathways change with environment.</text:p>
      <text:p text:style-name="Quotations"><text:span text:style-name="Strong_20_Emphasis"><text:span text:style-name="T7">Example </text:span></text:span><text:span text:style-name="Strong_20_Emphasis"><text:span text:style-name="T6">3. Gravitational Redshift (Pound–Rebka Experiment)</text:span></text:span></text:p>
      <text:p text:style-name="Quotations">Photons traveling upward in Earth’s gravity lose energy, causing redshift. This is typically seen as proof of general relativistic time dilation between two altitudes.</text:p>
      <text:p text:style-name="Quotations"><text:soft-page-break/>Force-based interpretation: The difference in photon energy arises from the work done against gravity. Clocks at different heights experience different net forces — one is deeper in Earth’s potential well, with stronger field pressure on its matter-field structure. This affects how quickly internal electromagnetic oscillations occur. Again, what is seen as time dilation may instead be a change in the force-conditioned behavior of energy states.</text:p>
      <text:p text:style-name="Quotations"><text:span text:style-name="Strong_20_Emphasis"><text:span text:style-name="T7">Example </text:span></text:span><text:span text:style-name="Strong_20_Emphasis"><text:span text:style-name="T6">4. GPS Satellite Clocks</text:span></text:span></text:p>
      <text:p text:style-name="Quotations">GPS satellites must be corrected for both gravitational and velocity-based time dilation to stay synchronized with Earth-based systems.</text:p>
      <text:p text:style-name="Quotations">Force-based interpretation: Satellites orbit in near-free-fall, but still under the influence of Earth's gravity and orbital mechanics. Their internal atomic clocks operate in a weaker gravitational field and are subject to orbital acceleration and external radiation pressure. These influences shift the field dynamics inside the clock hardware, affecting the tick rate not because of a geometric warping of time, but because of the real physical changes to field conditions.</text:p>
      <text:p text:style-name="Text_20_body"><text:span text:style-name="Strong_20_Emphasis"><text:span text:style-name="T2"/></text:span></text:p>
      <text:p text:style-name="Text_20_body"><text:span text:style-name="Strong_20_Emphasis"><text:span text:style-name="T2">How Force Affects Different Types of Clocks</text:span></text:span></text:p>
      <text:p text:style-name="P8">Clocks do not measure "time" as a substance or dimension. Rather, they measure repeatable physical processes — whether oscillations, rotations, or decay — that we correlate with time. Each clock type relies on physical interactions that are subject to external forces, and these forces can alter the regularity of those processes.</text:p>
      <text:p text:style-name="Text_20_body"><text:span text:style-name="T2">Below, we briefly examine the primary clock types in use and explain how force acts upon their internal mechanisms, challenging the notion that they track an abstract, universal time.</text:span></text:p>
      <text:p text:style-name="Text_20_body"><text:span text:style-name="Strong_20_Emphasis"><text:span text:style-name="T2"/></text:span></text:p>
      <text:p text:style-name="Quotations"><text:span text:style-name="Strong_20_Emphasis">Mechanical Clocks</text:span></text:p>
      <text:p text:style-name="Quotations">Mechanism: A mechanical clock uses a pendulum or balance wheel to regulate motion, driven by a weight or spring. The regular swing defines equal "ticks."</text:p>
      <text:p text:style-name="Quotations">Force sensitivity:</text:p>
      <text:list text:style-name="L1">
        <text:list-item>
          <text:p text:style-name="P1">Mechanical clocks are highly sensitive to gravity — changing altitude or tilt alters the period of the pendulum.</text:p>
        </text:list-item>
        <text:list-item>
          <text:p text:style-name="P1">Accelerations or vibrations (e.g., on a ship or airplane) disturb the regularity of the swinging mechanism.</text:p>
        </text:list-item>
        <text:list-item>
          <text:p text:style-name="P1">In effect, mechanical oscillations are modulated by net force fields, and any shift in gravitational or inertial force changes the rate of the clock.</text:p>
        </text:list-item>
      </text:list>
      <text:p text:style-name="Quotations"><text:span text:style-name="Strong_20_Emphasis">Quartz Clocks</text:span></text:p>
      <text:p text:style-name="Quotations">Mechanism: Quartz clocks use an electric circuit that causes a quartz crystal to oscillate at a fixed frequency due to the piezoelectric effect.</text:p>
      <text:p text:style-name="Quotations">Force sensitivity:</text:p>
      <text:list text:style-name="L2">
        <text:list-item>
          <text:p text:style-name="P2"><text:soft-page-break/>Crystal oscillation frequency is affected by mechanical stress, temperature, and pressure — all of which relate to external forces acting on the material.</text:p>
        </text:list-item>
        <text:list-item>
          <text:p text:style-name="P2">Acceleration (in high-speed motion or gravity wells) can induce strain on the crystal lattice, changing its vibrational characteristics.</text:p>
        </text:list-item>
        <text:list-item>
          <text:p text:style-name="P2">Even minor changes in ambient force environments alter the oscillation frequency, thus changing the rate the clock reports “time.”</text:p>
        </text:list-item>
      </text:list>
      <text:p text:style-name="Quotations"><text:span text:style-name="Strong_20_Emphasis">Atomic Clocks</text:span></text:p>
      <text:p text:style-name="Quotations">Mechanism: Atomic clocks measure the frequency of transitions between energy levels in atoms, typically cesium or rubidium, driven by microwave radiation.</text:p>
      <text:p text:style-name="Quotations">Force sensitivity:</text:p>
      <text:list text:style-name="L3">
        <text:list-item>
          <text:p text:style-name="P3">These transitions are governed by quantum electromagnetic interactions, which can be affected by gravitational potential, acceleration, and magnetic fields.</text:p>
        </text:list-item>
        <text:list-item>
          <text:p text:style-name="P3">General relativity explains part of this as gravitational time dilation. But one can also interpret the change in transition frequency as due to altered energy levels or interaction rates, caused by external field conditions.</text:p>
        </text:list-item>
        <text:list-item>
          <text:p text:style-name="P3">For example, in a stronger gravitational field, the internal configuration of an atom subtly shifts — not because “time runs slower,” but because field energy density modifies quantum behavior.</text:p>
        </text:list-item>
      </text:list>
      <text:p text:style-name="Quotations"><text:span text:style-name="Strong_20_Emphasis">Biological Clocks</text:span></text:p>
      <text:p text:style-name="Quotations">Mechanism: Circadian rhythms in organisms rely on chemical and neurological feedback loops tied to light, temperature, and metabolism.</text:p>
      <text:p text:style-name="Quotations">Force sensitivity:</text:p>
      <text:list text:style-name="L4">
        <text:list-item>
          <text:p text:style-name="P4">Biological timekeeping is affected by gravity, pressure, acceleration (e.g., in astronauts), and environmental stress.</text:p>
        </text:list-item>
        <text:list-item>
          <text:p text:style-name="P4">While not used for precision measurement, this again shows that perception of time and internal pacing depend on forces acting on molecular and cellular systems.</text:p>
        </text:list-item>
      </text:list>
      <text:p text:style-name="Quotations"><text:span text:style-name="Strong_20_Emphasis">Summary: No Clock Is Immune to Force</text:span></text:p>
      <text:p text:style-name="Quotations">In all cases, the measured “passage of time” is just how often a physical system cycles through internal states — and those rates are modulated by forces. This supports the claim that time dilation is not a geometric illusion, but a real, physical effect on dynamic systems caused by external interactions.</text:p>
      <text:p text:style-name="Text_20_body"><text:span text:style-name="Strong_20_Emphasis"><text:span text:style-name="T2"/></text:span></text:p>
      <text:p text:style-name="Text_20_body"><text:span text:style-name="Strong_20_Emphasis"><text:span text:style-name="T2"/></text:span></text:p>
      <text:p text:style-name="P9"><text:span text:style-name="Strong_20_Emphasis"><text:span text:style-name="T2"/></text:span></text:p>
      <text:p text:style-name="Text_20_body"><text:span text:style-name="Strong_20_Emphasis"><text:span text:style-name="T2">Conclusion</text:span></text:span></text:p>
      <text:p text:style-name="P8">In each case, what has traditionally been described as “time dilation” can be reinterpreted as the result of forces acting on the internal dynamics of physical systems, especially electromagnetic ones. Time, under this view, is not a coordinate or flow, but a label we apply to state changes.</text:p>
      <text:p text:style-name="P8">This force-based framework invites us to abandon time as a standalone dimension and instead view the universe as a network of evolving states, each shaped by interaction, force, and energy transfer. Clocks do not measure time — they register physical transformations, which are constrained by field conditions. Where those conditions change, so too does the observed pace of change — which we call "dilation."</text:p>
      <text:p text:style-name="P8">Further work is needed to formalize this interpretation and demonstrate whether it can fully replicate the predictions of relativity without invoking time or position as primitives. But the potential to root physics in only forces, states, and energy may offer a simpler and more directly observable foundation for n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T2020 Style E" svg:font-family="'TT2020 Style E'" style:font-pitch="fixed"/>
    <style:font-face style:name="TT2020 Style E1" svg:font-family="'TT2020 Style E'" style:font-adornments="Regular"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00%" fo:text-indent="0cm" style:auto-text-indent="false"/>
      <style:text-properties style:font-name="Liberation Serif1" fo:font-family="'Liberation Serif'"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TT2020 Style E1" fo:font-family="'TT2020 Style E'" style:font-style-name="Regular" style:font-pitch="fixe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TT2020 Style E1" fo:font-family="'TT2020 Style E'" style:font-style-name="Regular" style:font-pitch="fixe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Serif" fo:language="en" fo:country="US" officeooo:rsid="00129eda" officeooo:paragraph-rsid="00129eda"/>
    </style:style>
    <style:style style:name="MP2" style:family="paragraph" style:parent-style-name="Header">
      <style:text-properties style:font-name="Liberation Serif" fo:language="en" fo:country="US" officeooo:rsid="002bbbc5" officeooo:paragraph-rsid="002bbbc5"/>
    </style:style>
    <style:style style:name="MP3" style:family="paragraph" style:parent-style-name="Footer">
      <style:paragraph-properties fo:text-align="end" style:justify-single-word="false"/>
      <style:text-properties style:font-name="Liberation Serif" fo:language="en" fo:country="US"/>
    </style:style>
    <style:style style:name="MT1" style:family="text">
      <style:text-properties officeooo:rsid="002a4d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ille Suoranta<text:tab/>- R<text:span text:style-name="MT1">ETHINKING TIME DILATION</text:span> -<text:tab/>5th of May, 2025</text:p>
        <text:p text:style-name="MP2"/>
      </style:header>
      <style:footer>
        <text:p text:style-name="MP3"><text:bookmark-start text:name="PageNumWizard_FOOTER_Default Page Style3 Copy 1"/><text:page-number text:select-page="current">3</text:page-number><text:s/>/ <text:page-count>5</text:page-count><text:bookmark-end text:name="PageNumWizard_FOOTER_Default Page Style3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2T20:25:34.889430755</meta:creation-date>
    <dc:date>2025-05-06T21:49:50.164585078</dc:date>
    <meta:editing-duration>PT4H14M58S</meta:editing-duration>
    <meta:editing-cycles>95</meta:editing-cycles>
    <meta:generator>LibreOffice/24.2.7.2$Linux_X86_64 LibreOffice_project/420$Build-2</meta:generator>
    <meta:document-statistic meta:table-count="0" meta:image-count="0" meta:object-count="0" meta:page-count="5" meta:paragraph-count="55" meta:word-count="1350" meta:character-count="9123" meta:non-whitespace-character-count="7819"/>
  </office:meta>
</office:document-meta>
</file>